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ارین</text:p>
          </table:table-cell>
          <table:table-cell office:value-type="string" calcext:value-type="string">
            <text:p>اخشابی</text:p>
          </table:table-cell>
          <table:table-cell office:value-type="float" office:value="810803006" calcext:value-type="float">
            <text:p>810803006</text:p>
          </table:table-cell>
          <table:table-cell/>
        </table:table-row>
        <table:table-row table:style-name="ro1">
          <table:table-cell office:value-type="string" calcext:value-type="string">
            <text:p>علی</text:p>
          </table:table-cell>
          <table:table-cell office:value-type="string" calcext:value-type="string">
            <text:p>النقی پور</text:p>
          </table:table-cell>
          <table:table-cell office:value-type="float" office:value="810803007" calcext:value-type="float">
            <text:p>810803007</text:p>
          </table:table-cell>
          <table:table-cell/>
        </table:table-row>
        <table:table-row table:style-name="ro1">
          <table:table-cell office:value-type="string" calcext:value-type="string">
            <text:p>امیررضا</text:p>
          </table:table-cell>
          <table:table-cell office:value-type="string" calcext:value-type="string">
            <text:p>انصاری بنی</text:p>
          </table:table-cell>
          <table:table-cell office:value-type="float" office:value="810803009" calcext:value-type="float">
            <text:p>810803009</text:p>
          </table:table-cell>
          <table:table-cell/>
        </table:table-row>
        <table:table-row table:style-name="ro1">
          <table:table-cell office:value-type="string" calcext:value-type="string">
            <text:p>کیارش</text:p>
          </table:table-cell>
          <table:table-cell office:value-type="string" calcext:value-type="string">
            <text:p>پرویزی</text:p>
          </table:table-cell>
          <table:table-cell office:value-type="float" office:value="810803014" calcext:value-type="float">
            <text:p>810803014</text:p>
          </table:table-cell>
          <table:table-cell/>
        </table:table-row>
        <table:table-row table:style-name="ro1">
          <table:table-cell office:value-type="string" calcext:value-type="string">
            <text:p>امید</text:p>
          </table:table-cell>
          <table:table-cell office:value-type="string" calcext:value-type="string">
            <text:p>پناکاری</text:p>
          </table:table-cell>
          <table:table-cell office:value-type="float" office:value="810803015" calcext:value-type="float">
            <text:p>810803015</text:p>
          </table:table-cell>
          <table:table-cell/>
        </table:table-row>
        <table:table-row table:style-name="ro1">
          <table:table-cell office:value-type="string" calcext:value-type="string">
            <text:p>علیرضا</text:p>
          </table:table-cell>
          <table:table-cell office:value-type="string" calcext:value-type="string">
            <text:p>پیانی</text:p>
          </table:table-cell>
          <table:table-cell office:value-type="float" office:value="810803016" calcext:value-type="float">
            <text:p>810803016</text:p>
          </table:table-cell>
          <table:table-cell/>
        </table:table-row>
        <table:table-row table:style-name="ro1">
          <table:table-cell office:value-type="string" calcext:value-type="string">
            <text:p>سعید</text:p>
          </table:table-cell>
          <table:table-cell office:value-type="string" calcext:value-type="string">
            <text:p>تریک</text:p>
          </table:table-cell>
          <table:table-cell office:value-type="float" office:value="810803017" calcext:value-type="float">
            <text:p>810803017</text:p>
          </table:table-cell>
          <table:table-cell/>
        </table:table-row>
        <table:table-row table:style-name="ro1">
          <table:table-cell office:value-type="string" calcext:value-type="string">
            <text:p>علیرضا</text:p>
          </table:table-cell>
          <table:table-cell office:value-type="string" calcext:value-type="string">
            <text:p>جعفرتاش</text:p>
          </table:table-cell>
          <table:table-cell office:value-type="float" office:value="810803019" calcext:value-type="float">
            <text:p>810803019</text:p>
          </table:table-cell>
          <table:table-cell/>
        </table:table-row>
        <table:table-row table:style-name="ro2">
          <table:table-cell office:value-type="string" calcext:value-type="string">
            <text:p>سیده یاسمن</text:p>
          </table:table-cell>
          <table:table-cell office:value-type="string" calcext:value-type="string">
            <text:p>حسین زاده گرمسیری</text:p>
          </table:table-cell>
          <table:table-cell office:value-type="float" office:value="810803024" calcext:value-type="float">
            <text:p>810803024</text:p>
          </table:table-cell>
          <table:table-cell/>
        </table:table-row>
        <table:table-row table:style-name="ro1">
          <table:table-cell office:value-type="string" calcext:value-type="string">
            <text:p>محمدعلی</text:p>
          </table:table-cell>
          <table:table-cell office:value-type="string" calcext:value-type="string">
            <text:p>خواجه ئیان</text:p>
          </table:table-cell>
          <table:table-cell office:value-type="float" office:value="810803026" calcext:value-type="float">
            <text:p>810803026</text:p>
          </table:table-cell>
          <table:table-cell/>
        </table:table-row>
        <table:table-row table:style-name="ro1">
          <table:table-cell office:value-type="string" calcext:value-type="string">
            <text:p>ارین</text:p>
          </table:table-cell>
          <table:table-cell office:value-type="string" calcext:value-type="string">
            <text:p>دشتی</text:p>
          </table:table-cell>
          <table:table-cell office:value-type="float" office:value="810803029" calcext:value-type="float">
            <text:p>810803029</text:p>
          </table:table-cell>
          <table:table-cell/>
        </table:table-row>
        <table:table-row table:style-name="ro1">
          <table:table-cell office:value-type="string" calcext:value-type="string">
            <text:p>محمد</text:p>
          </table:table-cell>
          <table:table-cell office:value-type="string" calcext:value-type="string">
            <text:p>رهبری مقدم</text:p>
          </table:table-cell>
          <table:table-cell office:value-type="float" office:value="810803036" calcext:value-type="float">
            <text:p>810803036</text:p>
          </table:table-cell>
          <table:table-cell/>
        </table:table-row>
        <table:table-row table:style-name="ro1">
          <table:table-cell office:value-type="string" calcext:value-type="string">
            <text:p>فاطمه</text:p>
          </table:table-cell>
          <table:table-cell office:value-type="string" calcext:value-type="string">
            <text:p>روشنی</text:p>
          </table:table-cell>
          <table:table-cell office:value-type="float" office:value="810803035" calcext:value-type="float">
            <text:p>810803035</text:p>
          </table:table-cell>
          <table:table-cell/>
        </table:table-row>
        <table:table-row table:style-name="ro1">
          <table:table-cell office:value-type="string" calcext:value-type="string">
            <text:p>علی</text:p>
          </table:table-cell>
          <table:table-cell office:value-type="string" calcext:value-type="string">
            <text:p>زارعان</text:p>
          </table:table-cell>
          <table:table-cell office:value-type="float" office:value="810803038" calcext:value-type="float">
            <text:p>810803038</text:p>
          </table:table-cell>
          <table:table-cell/>
        </table:table-row>
        <table:table-row table:style-name="ro1">
          <table:table-cell office:value-type="string" calcext:value-type="string">
            <text:p>سیدحسین</text:p>
          </table:table-cell>
          <table:table-cell office:value-type="string" calcext:value-type="string">
            <text:p>ساجدی</text:p>
          </table:table-cell>
          <table:table-cell office:value-type="float" office:value="810803040" calcext:value-type="float">
            <text:p>810803040</text:p>
          </table:table-cell>
          <table:table-cell/>
        </table:table-row>
        <table:table-row table:style-name="ro1">
          <table:table-cell office:value-type="string" calcext:value-type="string">
            <text:p>شایان</text:p>
          </table:table-cell>
          <table:table-cell office:value-type="string" calcext:value-type="string">
            <text:p>شجاعی</text:p>
          </table:table-cell>
          <table:table-cell office:value-type="float" office:value="810803042" calcext:value-type="float">
            <text:p>810803042</text:p>
          </table:table-cell>
          <table:table-cell/>
        </table:table-row>
        <table:table-row table:style-name="ro3">
          <table:table-cell office:value-type="string" calcext:value-type="string">
            <text:p>حسن</text:p>
          </table:table-cell>
          <table:table-cell office:value-type="string" calcext:value-type="string">
            <text:p>صفری هفشجانی</text:p>
          </table:table-cell>
          <table:table-cell office:value-type="float" office:value="810803044" calcext:value-type="float">
            <text:p>810803044</text:p>
          </table:table-cell>
          <table:table-cell/>
        </table:table-row>
        <table:table-row table:style-name="ro1">
          <table:table-cell office:value-type="string" calcext:value-type="string">
            <text:p>فاطمه</text:p>
          </table:table-cell>
          <table:table-cell office:value-type="string" calcext:value-type="string">
            <text:p>صمیمی</text:p>
          </table:table-cell>
          <table:table-cell office:value-type="float" office:value="810803045" calcext:value-type="float">
            <text:p>810803045</text:p>
          </table:table-cell>
          <table:table-cell/>
        </table:table-row>
        <table:table-row table:style-name="ro1">
          <table:table-cell office:value-type="string" calcext:value-type="string">
            <text:p>کوروش</text:p>
          </table:table-cell>
          <table:table-cell office:value-type="string" calcext:value-type="string">
            <text:p>فیروزبخت</text:p>
          </table:table-cell>
          <table:table-cell office:value-type="float" office:value="810803052" calcext:value-type="float">
            <text:p>810803052</text:p>
          </table:table-cell>
          <table:table-cell/>
        </table:table-row>
        <table:table-row table:style-name="ro4">
          <table:table-cell office:value-type="string" calcext:value-type="string">
            <text:p>سعید</text:p>
          </table:table-cell>
          <table:table-cell office:value-type="string" calcext:value-type="string">
            <text:p>قاسمی سورکی</text:p>
          </table:table-cell>
          <table:table-cell office:value-type="float" office:value="810803053" calcext:value-type="float">
            <text:p>810803053</text:p>
          </table:table-cell>
          <table:table-cell/>
        </table:table-row>
        <table:table-row table:style-name="ro1">
          <table:table-cell office:value-type="string" calcext:value-type="string">
            <text:p>هادی</text:p>
          </table:table-cell>
          <table:table-cell office:value-type="string" calcext:value-type="string">
            <text:p>کلانتری</text:p>
          </table:table-cell>
          <table:table-cell office:value-type="float" office:value="810803055" calcext:value-type="float">
            <text:p>810803055</text:p>
          </table:table-cell>
          <table:table-cell/>
        </table:table-row>
        <table:table-row table:style-name="ro1">
          <table:table-cell office:value-type="string" calcext:value-type="string">
            <text:p>نیما</text:p>
          </table:table-cell>
          <table:table-cell office:value-type="string" calcext:value-type="string">
            <text:p>گمرکیان</text:p>
          </table:table-cell>
          <table:table-cell office:value-type="float" office:value="810803056" calcext:value-type="float">
            <text:p>810803056</text:p>
          </table:table-cell>
          <table:table-cell/>
        </table:table-row>
        <table:table-row table:style-name="ro1">
          <table:table-cell office:value-type="string" calcext:value-type="string">
            <text:p>پارسا</text:p>
          </table:table-cell>
          <table:table-cell office:value-type="string" calcext:value-type="string">
            <text:p>محمدپور</text:p>
          </table:table-cell>
          <table:table-cell office:value-type="float" office:value="810803057" calcext:value-type="float">
            <text:p>810803057</text:p>
          </table:table-cell>
          <table:table-cell/>
        </table:table-row>
        <table:table-row table:style-name="ro1">
          <table:table-cell office:value-type="string" calcext:value-type="string">
            <text:p>محمدحسین</text:p>
          </table:table-cell>
          <table:table-cell office:value-type="string" calcext:value-type="string">
            <text:p>محمدزاده</text:p>
          </table:table-cell>
          <table:table-cell office:value-type="float" office:value="810803058" calcext:value-type="float">
            <text:p>810803058</text:p>
          </table:table-cell>
          <table:table-cell/>
        </table:table-row>
        <table:table-row table:style-name="ro1">
          <table:table-cell office:value-type="string" calcext:value-type="string">
            <text:p>مبینا</text:p>
          </table:table-cell>
          <table:table-cell office:value-type="string" calcext:value-type="string">
            <text:p>معینی</text:p>
          </table:table-cell>
          <table:table-cell office:value-type="float" office:value="810803062" calcext:value-type="float">
            <text:p>810803062</text:p>
          </table:table-cell>
          <table:table-cell/>
        </table:table-row>
        <table:table-row table:style-name="ro1">
          <table:table-cell office:value-type="string" calcext:value-type="string">
            <text:p>حسام</text:p>
          </table:table-cell>
          <table:table-cell office:value-type="string" calcext:value-type="string">
            <text:p>مومیوندفرد</text:p>
          </table:table-cell>
          <table:table-cell office:value-type="float" office:value="810803063" calcext:value-type="float">
            <text:p>810803063</text:p>
          </table:table-cell>
          <table:table-cell/>
        </table:table-row>
        <table:table-row table:style-name="ro1">
          <table:table-cell office:value-type="string" calcext:value-type="string">
            <text:p>شهاب</text:p>
          </table:table-cell>
          <table:table-cell office:value-type="string" calcext:value-type="string">
            <text:p>سلیمانیان</text:p>
          </table:table-cell>
          <table:table-cell office:value-type="float" office:value="810801026" calcext:value-type="float">
            <text:p>810801026</text:p>
          </table:table-cell>
          <table:table-cell/>
        </table:table-row>
        <table:table-row table:style-name="ro1">
          <table:table-cell office:value-type="string" calcext:value-type="string">
            <text:p>سجاد</text:p>
          </table:table-cell>
          <table:table-cell office:value-type="string" calcext:value-type="string">
            <text:p>نوروزی</text:p>
          </table:table-cell>
          <table:table-cell office:value-type="float" office:value="810802053" calcext:value-type="float">
            <text:p>8108020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0:28:15.039581981</meta:creation-date>
    <dc:date>2025-02-22T10:29:56.710673466</dc:date>
    <meta:editing-duration>PT1M42S</meta:editing-duration>
    <meta:editing-cycles>1</meta:editing-cycles>
    <meta:document-statistic meta:table-count="1" meta:cell-count="84" meta:object-count="0"/>
    <meta:generator>LibreOffice/24.8.4.2$Linux_X86_64 LibreOffice_project/3e97788786b20d724e2ed0ea7a111abce73cab63</meta:generator>
  </office:meta>
</office:document-meta>
</file>